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1.9673in" fo:break-before="auto" style:use-optimal-row-height="false"/>
    </style:style>
    <style:style style:name="ro2" style:family="table-row">
      <style:table-row-properties style:row-height="1.7563in" fo:break-before="auto" style:use-optimal-row-height="false"/>
    </style:style>
    <style:style style:name="ro3" style:family="table-row">
      <style:table-row-properties style:row-height="1.1799in" fo:break-before="auto" style:use-optimal-row-height="false"/>
    </style:style>
    <style:style style:name="ro4" style:family="table-row">
      <style:table-row-properties style:row-height="1.5457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99ffff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99ff66"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4pt" style:font-size-asian="24pt" style:font-size-complex="24pt"/>
    </style:style>
  </office:automatic-styles>
  <office:body>
    <office:spreadsheet>
      <table:table table:name="Elf houses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1021" table:default-cell-style-name="ce4"/>
        <table:table-row table:style-name="ro1">
          <table:table-cell office:value-type="string">
            <text:p>10 hammer hits to break, atk'n it will make all elves around aggro, drops 4 boards and same rand as pig hut</text:p>
          </table:table-cell>
          <table:table-cell office:value-type="string">
            <text:p>elves go in at night</text:p>
          </table:table-cell>
          <table:table-cell table:number-columns-repeated="2"/>
          <table:table-cell table:style-name="ce1"/>
          <table:table-cell table:number-columns-repeated="1019"/>
        </table:table-row>
        <table:table-row table:style-name="ro2">
          <table:table-cell office:value-type="string">
            <text:p>Elf House A</text:p>
          </table:table-cell>
          <table:table-cell office:value-type="string">
            <text:p>Elf house B</text:p>
          </table:table-cell>
          <table:table-cell office:value-type="string">
            <text:p>Elf house C</text:p>
          </table:table-cell>
          <table:table-cell office:value-type="string">
            <text:p>Amount of casts</text:p>
          </table:table-cell>
          <table:table-cell table:style-name="ce1" office:value-type="string">
            <text:p>hates undead, demons,orcs, goblins, will deaggro off player if any come near</text:p>
          </table:table-cell>
          <table:table-cell table:number-columns-repeated="1019"/>
        </table:table-row>
        <table:table-row table:style-name="ro3">
          <table:table-cell office:value-type="string">
            <text:p>Warrior</text:p>
          </table:table-cell>
          <table:table-cell office:value-type="string">
            <text:p>Ranger</text:p>
          </table:table-cell>
          <table:table-cell office:value-type="string">
            <text:p>Magic user</text:p>
          </table:table-cell>
          <table:table-cell table:number-columns-repeated="1021"/>
        </table:table-row>
        <table:table-row table:style-name="ro2">
          <table:table-cell office:value-type="string">
            <text:p>Spawns with, heavy leather helm and armor</text:p>
          </table:table-cell>
          <table:table-cell office:value-type="string">
            <text:p>Spawns with light leather helm and armor</text:p>
          </table:table-cell>
          <table:table-cell office:value-type="string">
            <text:p>Spawns with Robe and hat and wooden staff</text:p>
          </table:table-cell>
          <table:table-cell table:number-columns-repeated="1021"/>
        </table:table-row>
        <table:table-row table:style-name="ro3">
          <table:table-cell table:number-columns-repeated="3" office:value-type="string">
            <text:p>1 elf per hu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pawns with blowdart (for now)</text:p>
          </table:table-cell>
          <table:table-cell office:value-type="string">
            <text:p>summon treeguard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string">
            <text:p>hit and run like pig</text:p>
          </table:table-cell>
          <table:table-cell office:value-type="string">
            <text:p>Mctusk brains </text:p>
          </table:table-cell>
          <table:table-cell office:value-type="string">
            <text:p>call lightning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string">
            <text:p>80% male, 20% female</text:p>
          </table:table-cell>
          <table:table-cell office:value-type="string">
            <text:p>20% male, 80% female</text:p>
          </table:table-cell>
          <table:table-cell office:value-type="string">
            <text:p>Plant growth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4">
          <table:table-cell office:value-type="string">
            <text:p>35% chance copper sword, 25% chance iron sword, 25% steel sword, 15% lightning sword</text:p>
          </table:table-cell>
          <table:table-cell/>
          <table:table-cell office:value-type="string">
            <text:p>Heal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Gust of Wind</text:p>
          </table:table-cell>
          <table:table-cell office:value-type="float" office:value="50">
            <text:p>5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ummon swarm (lv 10)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70% male, 30% female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22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 </meta:initial-creator>
    <meta:creation-date>2015-05-14T16:36:20.96</meta:creation-date>
    <dc:date>2015-05-14T22:48:04.82</dc:date>
    <dc:creator>nate </dc:creator>
    <meta:editing-duration>PT6H11M47S</meta:editing-duration>
    <meta:editing-cycles>3</meta:editing-cycles>
    <meta:generator>OpenOffice/4.0.1$Win32 OpenOffice.org_project/401m5$Build-9714</meta:generator>
    <meta:document-statistic meta:table-count="3" meta:cell-count="35" meta:object-count="0"/>
  </office:meta>
</office:document-meta>
</file>